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17700002491000018FB77BEB5EF.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 style:family="paragraph" style:parent-style-name="bullet">
      <style:paragraph-properties fo:margin-top="0in" fo:margin-bottom="0.0693in" fo:orphans="2" fo:widows="2"/>
    </style:style>
    <style:style style:name="P3" style:family="paragraph" style:parent-style-name="body">
      <style:paragraph-properties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Standard">
      <style:paragraph-properties fo:margin-top="0.0555in" fo:margin-bottom="0in" style:line-height-at-least="0.139in" fo:orphans="2" fo:widows="2" fo:keep-with-next="always"/>
    </style:style>
    <style:style style:name="P7" style:family="paragraph" style:parent-style-name="Standard">
      <style:paragraph-properties fo:margin-top="0in" fo:margin-bottom="0.0972in" fo:line-height="100%" fo:text-align="justify" style:justify-single-word="false" fo:orphans="2" fo:widows="2" fo:padding="0in" fo:border="none"/>
    </style:style>
    <style:style style:name="P8" style:family="paragraph" style:parent-style-name="Standard">
      <style:paragraph-properties fo:margin-top="0in" fo:margin-bottom="0in" fo:orphans="2" fo:widows="2"/>
    </style:style>
    <style:style style:name="P9" style:family="paragraph" style:parent-style-name="body">
      <style:paragraph-properties fo:orphans="2" fo:widows="2"/>
    </style:style>
    <style:style style:name="P10" style:family="paragraph" style:parent-style-name="Heading_20_1" style:master-page-name="Standard">
      <style:paragraph-properties fo:margin-top="0in" fo:margin-bottom="0in" fo:orphans="2" fo:widows="2" style:page-number="auto"/>
    </style:style>
    <style:style style:name="P11" style:family="paragraph" style:parent-style-name="Heading_20_3">
      <style:paragraph-properties fo:margin-top="0in" fo:margin-bottom="0.0693in" fo:orphans="2" fo:widows="2"/>
    </style:style>
    <style:style style:name="P12" style:family="paragraph" style:parent-style-name="Heading_20_3">
      <style:paragraph-properties fo:margin-top="0.0417in" fo:margin-bottom="0.0693in" fo:orphans="2" fo:widows="2"/>
    </style:style>
    <style:style style:name="P13" style:family="paragraph" style:parent-style-name="sectionheading">
      <style:paragraph-properties fo:margin-top="0.0417in" fo:margin-bottom="0.0555in" fo:orphans="2" fo:widows="2"/>
    </style:style>
    <style:style style:name="P14" style:family="paragraph" style:parent-style-name="sectionheading">
      <style:paragraph-properties fo:margin-top="0.028in" fo:margin-bottom="0.0555in" fo:orphans="2" fo:widows="2"/>
    </style:style>
    <style:style style:name="P15" style:family="paragraph" style:parent-style-name="Heading_20_2">
      <style:paragraph-properties fo:margin-top="0in" fo:margin-bottom="0.0972in" fo:orphans="2" fo:widows="2"/>
    </style:style>
    <style:style style:name="P1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6.4996in" svg:height="0.135in" svg:x="-2in" svg:y="0in">
        <draw:image xlink:href="Pictures/20000007000025F9000000C9F0140E06.wmf" xlink:type="simple" xlink:show="embed" xlink:actuate="onLoad">
          <text:p/>
        </draw:image>
      </draw:frame>
      <draw:frame text:anchor-type="page" text:anchor-page-number="1" draw:z-index="5" draw:name="Picture 67"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6" draw:name="Picture 68"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7" draw:name="Picture 69"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8" draw:name="Picture 70"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9" draw:name="Picture 71"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0" draw:name="Picture 72"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1" draw:name="Picture 73"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2" draw:name="Picture 74"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5" draw:name="Picture 75"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6" draw:name="Picture 76"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7" draw:name="Picture 77"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8" draw:name="Picture 78"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9" draw:name="Picture 79" draw:style-name="gr2" draw:text-style-name="P16" svg:width="2.7913in" svg:height="0.135in" svg:x="-2in" svg:y="0in">
        <draw:image xlink:href="Pictures/2000000700000FB5000000C94FDA4EAC.wmf" xlink:type="simple" xlink:show="embed" xlink:actuate="onLoad">
          <text:p/>
        </draw:image>
      </draw:frame>
      <text:h text:style-name="P10" text:outline-level="1">The Persistent Object Model</text:h>
      <text:p text:style-name="P4"><draw:frame draw:style-name="fr2" draw:name="graphics1" text:anchor-type="as-char" svg:width="6.5in" svg:height="0.1346in" draw:z-index="21"><draw:image xlink:href="Pictures/20000007000025F9000000C9F0140E06.wmf" xlink:type="simple" xlink:show="embed" xlink:actuate="onLoad"/></draw:frame></text:p>
      <text:p text:style-name="P3">This chapter specifies the object model for persistence capable classes. To the extent possible, the object model is the same as the Java object model. Differences between the Java object model and the JDO object model are highlighted.</text:p>
      <text:p text:style-name="P5"><draw:frame draw:style-name="fr2" draw:name="1" text:anchor-type="as-char" svg:width="2.7917in" svg:height="0.1346in" draw:z-index="13"><draw:image xlink:href="Pictures/2000000700000FB5000000C94FDA4EAC.wmf" xlink:type="simple" xlink:show="embed" xlink:actuate="onLoad"/></draw:frame></text:p>
      <text:h text:style-name="P15" text:outline-level="2">Overview</text:h>
      <text:p text:style-name="P3">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3">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6"><text:soft-page-break/><draw:frame draw:style-name="fr2" draw:name="2" text:anchor-type="as-char" svg:width="6.5in" svg:height="0.1346in" draw:z-index="14"><draw:image xlink:href="Pictures/20000007000025F9000000C9F0140E06.wmf" xlink:type="simple" xlink:show="embed" xlink:actuate="onLoad"/></draw:frame></text:p>
      <text:p text:style-name="P1"><text:tab/>Figure 15.0<text:tab/>Instantiated persistent objects</text:p>
      <text:p text:style-name="P3"><draw:frame draw:style-name="fr1" draw:name="Frame1" text:anchor-type="paragraph" svg:x="-0.0008in" svg:y="-0.0008in" fo:min-width="0.0161in" draw:z-index="20"><draw:text-box fo:min-height="0.0161in"><text:p text:style-name="P7"><draw:frame draw:style-name="fr2" draw:name="3" text:anchor-type="as-char" svg:width="6.5in" svg:height="4.4374in" draw:z-index="22"><draw:image xlink:href="Pictures/2000017700002491000018FB77BEB5EF.wmf" xlink:type="simple" xlink:show="embed" xlink:actuate="onLoad"/></draw:frame></text:p></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3">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3">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text:soft-page-break/>removed from the JVM. While executing in the JVM, a JDO instance might be connected to other instances, both persistent and transient.</text:p>
      <text:p text:style-name="P3"><text:span text:style-name="Assertion">A6.1-1 [ </text:span>There is no restriction on the types of non-persistent fields of persistence-capable classes.<text:span text:style-name="Assertion">]</text:span> These fields behave exactly as defined by the Java language. Persistent fields of persistence-capable classes have restrictions in JDO, based on the characteristics of the types of the fields in the class definition. </text:p>
      <text:p text:style-name="P5"><draw:frame draw:style-name="fr2" draw:name="4" text:anchor-type="as-char" svg:width="2.7917in" svg:height="0.1346in" draw:z-index="1"><draw:image xlink:href="Pictures/2000000700000FB5000000C94FDA4EAC.wmf" xlink:type="simple" xlink:show="embed" xlink:actuate="onLoad"/></draw:frame></text:p>
      <text:h text:style-name="P15" text:outline-level="2">Goals</text:h>
      <text:p text:style-name="P3">The JDO Object Model has the following objectives:</text:p>
      <text:p text:style-name="P2">•<text:tab/>All field types supported by the Java language, including primitive types, reference types and interface types should be supported by JDO instances.</text:p>
      <text:p text:style-name="P2">•<text:tab/>All class and field modifiers supported by the Java language including <text:span text:style-name="Assertion">A6.2-1 [</text:span>private<text:span text:style-name="Assertion">]</text:span>, <text:span text:style-name="Assertion">A6.2-2 [</text:span>public<text:span text:style-name="Assertion">]</text:span>, <text:span text:style-name="Assertion">A6.2-3 [</text:span>protected<text:span text:style-name="Assertion">]</text:span>, <text:span text:style-name="Assertion">A6.2-4 [</text:span>static<text:span text:style-name="Assertion">]</text:span>, <text:span text:style-name="Assertion">A6.2-5 [</text:span>transient<text:span text:style-name="Assertion">]</text:span>, <text:span text:style-name="Assertion">A6.2-6 [</text:span>abstract<text:span text:style-name="Assertion">]</text:span>, <text:span text:style-name="Assertion">A6.2-7 [</text:span>final<text:span text:style-name="Assertion">]</text:span>, <text:span text:style-name="Assertion">A6.2-8 [</text:span>synchronized<text:span text:style-name="Assertion">]</text:span>, and <text:span text:style-name="Assertion">A6.2-9 [</text:span>volatile<text:span text:style-name="Assertion">]</text:span>, should be supported by JDO instances. There are some known issues with final and static fields; therefore implementations are not required to support making final or static fields persistent.</text:p>
      <text:p text:style-name="P2">•<text:tab/>All user-defined classes should be allowed to be persistence-capable.</text:p>
      <text:p text:style-name="P2">•<text:tab/>Some system-defined classes (especially those for modeling state) should be persistence-capable.</text:p>
      <text:p text:style-name="P5"><draw:frame draw:style-name="fr2" draw:name="5" text:anchor-type="as-char" svg:width="2.7917in" svg:height="0.1346in" draw:z-index="2"><draw:image xlink:href="Pictures/2000000700000FB5000000C94FDA4EAC.wmf" xlink:type="simple" xlink:show="embed" xlink:actuate="onLoad"/></draw:frame></text:p>
      <text:h text:style-name="P15" text:outline-level="2">Architecture</text:h>
      <text:p text:style-name="P3">In Java, variables (including fields of classes) have types. Types are either primitive types or reference types. Reference types are either classes or interfaces. Arrays are treated as classes.</text:p>
      <text:p text:style-name="P3">An object is an instance of a specific class, determined when the instance is constructed. Instances may be assigned to variables if they are assignment compatible with the variable type. </text:p>
      <text:h text:style-name="P13" text:outline-level="4"><text:bookmark text:name="X-102010278"/><text:tab/><text:tab/>Persistence-capable</text:h>
      <text:p text:style-name="P3">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SocketOptions</text:span>). A non-static inner class cannot be persistence-capable because the state of its instances depends on the state of their enclosing instances.</text:p>
      <text:p text:style-name="P3">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h text:style-name="P13" text:outline-level="4"><text:tab/><text:tab/>First Class Objects and Second Class Objects</text:h>
      <text:p text:style-name="P3">A First Class Object (FCO) is an instance of a persistence-capable class that has a JDO Identity, can be stored in a datastore, and can be independently deleted and queried. A Second Class Object (SCO) has no JDO Identity of its own and is stored in the datastore only as part of a First Class <text:soft-page-break/>Object. In some JDO implementations, some SCO instances are actually artifacts that have no literal datastore representation at all, but are used only to represent relationships. For example, a Collection of instances of a persistence-capable class might not be stored in the datastore, but created when needed to represent the relationship in memory. At commit time, the memory artifact is discarded and the relationship is represented entirely by datastore relationships.</text:p>
      <text:h text:style-name="P13" text:outline-level="4"><text:bookmark text:name="X-102010279"/><text:tab/><text:tab/>First Class Objects</text:h>
      <text:p text:style-name="P3">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3">An FCO can be shared among multiple FCOs, and if an FCO is changed (and the change is committed to the datastore), then the changes are visible to all other FCOs that refer to it. </text:p>
      <text:h text:style-name="P13" text:outline-level="4"><text:tab/><text:tab/><text:bookmark text:name="R-1042264T"/><text:bookmark text:name="R-1042264"/>Second Class Objects</text:h>
      <text:p text:style-name="P3">Second Class Objects are either instances of immutable system classes (java.lang.Integer, java.lang.String, etc.), JDO implementation subclasses of mutable system classes that implement the functionality of their system class (java.util.Date, java.util.HashSet, etc.), or persistence-capable classes.</text:p>
      <text:p text:style-name="P3"><text:span text:style-name="Assertion">A6.3-1 [ </text:span>Second Class Objects of mutable system classes and persistence-capable classes track changes made to them, and notify their owning FCO that they have changed.<text:span text:style-name="Assertion">]</text:span> The change is reflected as a change to the owning FCO (e.g. the owning instance might change state from persistent-clean to persistent-dirty). They are stored in the datastore only as part of a FCO. <text:span text:style-name="Assertion">A6.3-2 [ </text:span>They do not support uniquing, and the Java object identity of the values of the persistent fields containing them is lost when the owning FCO is flushed to the datastore.<text:span text:style-name="Assertion">]</text:span> They are passed as arguments by reference.</text:p>
      <text:p text:style-name="P3">SCO fields must be explicitly or by default identified in the metadata as embedded. If a field, or an element of a collection or a map key or value is identified as embedded (embedded-element, embedded-key, or embedded-value) then any instances so identified in the collection or map are treated as SCO during commit. That is, the value is stored with the owning FCO and the value loses its own identity if it had one.</text:p>
      <text:p text:style-name="P3">SCO fields of persistence-capable types are identified as embedded. The behavior of embedded persistence-capable types is intended to mirror the behavior of system types, but this is not standard, and portable applications must not depend on this behavior.</text:p>
      <text:p text:style-name="P3"><text:span text:style-name="Assertion">A6.3-3 [ </text:span>It is possible for an application to assign the same instance of a mutable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makePersistent is called to make the FCOs persistent, the embedded fields are immediately replaced by copies, and no sharing takes place.<text:span text:style-name="Assertion">]</text:span> </text:p>
      <text:p text:style-name="P3">When an FCO is instantiated in the JVM by a JDO implementation, and an embedded field of a mutable type is accessed, the JDO implementation assigns to these fields a new instance that tracks changes made to itself, and notifies the owning FCO of the change. Similarly, when an FCO is made persistent, either by being the parameter of makePersistent or makePersistentAll or by being reachable from a parameter of makePersistent or makePersistentAll at the time of the execution of the makePersistent or makePersistentAll method call, the JDO implementation <text:soft-page-break/>replaces the field values of mutable SCO types with instances of JDO implementation subclasses of the mutable system types.</text:p>
      <text:p text:style-name="P3">Therefore, the application cannot assume that it knows the actual class of instances assigned to SCO fields, although <text:span text:style-name="Assertion">A6.3-4 [</text:span> it is guaranteed that the actual class is assignment compatible with the type.<text:span text:style-name="Assertion">]</text:span></text:p>
      <text:p text:style-name="P3">There are few differences visible to the application between a field mapped to an FCO and an SCO. One difference is in sharing. <text:span text:style-name="Assertion">A6.3-5 [ </text:span>If an FCO1 is assigned to a persistent field in FCO2 and FCO3, then any changes at any time to instance FCO1 will be visible from FCO2 and FCO3.<text:span text:style-name="Assertion">]</text:span> </text:p>
      <text:p text:style-name="P3"><text:span text:style-name="Assertion">A6.3-6 [ </text:span>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span text:style-name="Assertion">]</text:span></text:p>
      <text:p text:style-name="P3">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3">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h text:style-name="P13" text:outline-level="4"><text:tab/><text:tab/>Arrays</text:h>
      <text:p text:style-name="P3"><text:span text:style-name="Assertion">A6.3-8 [ </text:span>Arrays are system-defined classes that do not necessarily have any JDO Identity of their own, and support by a JDO implementation is optional. If an implementation supports them, <text:span text:style-name="Assertion">A6.3-7 [ </text:span>they might be stored in the datastore as part of an FCO<text:span text:style-name="Assertion">]</text:span>. They do not support uniquing, and the Java object identity of the values of the persistent fields containing them is lost when the owning FCO is flushed to the datastore.<text:span text:style-name="Assertion">]</text:span> They are passed as arguments by reference.</text:p>
      <text:p text:style-name="P3">Tracking changes to Arrays is not required to be done by a JDO implementation. If an Array owned by an FCO is changed, then the changes might not be flushed to the datastore. Portable applications must not require that these changes be tracked. In order for changes to arrays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3">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p text:style-name="P3">Furthermore, an implementation is permitted, but not required to, track changes to Arrays passed as references outside the body of methods of the owning class. There is a method defined on class JDOHelper that allows the application to mark the field containing such an Array to be modified so its changes can be tracked. Portable applications must not require that these changes be tracked automatically. When a reference to the Array is returned as a result of a method call, a portable application first marks the Array field as dirty.</text:p>
      <text:p text:style-name="P3"><text:span text:style-name="Assertion">A6.3-10 [ </text:span>It is possible for an application to assign the same instance of an Array to multiple FCOs<text:span text:style-name="Assertion">]</text:span>, but after the FCO is flushed to the datastore, the Java object identity of the Array might change.</text:p>
      <text:p text:style-name="P3"><text:soft-page-break/>When an FCO is instantiated in the JVM, the JDO implementation assigns to fields with an Array type a new instance with a different Java object identity from the instance stored. </text:p>
      <text:p text:style-name="P3">Therefore, the application cannot assume that it knows the identity of instances assigned to Array fields, although <text:span text:style-name="Assertion">A6.3-11 [ </text:span>it is guaranteed that the actual value is the same as the value stored<text:span text:style-name="Assertion">]</text:span>.</text:p>
      <text:h text:style-name="P13" text:outline-level="4"><text:tab/><text:tab/>Primitives</text:h>
      <text:p text:style-name="P3">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h text:style-name="P13" text:outline-level="4"><text:tab/><text:tab/>Interfaces</text:h>
      <text:p text:style-name="P3">Interfaces are types whose values may be instances of any class that declare that they implement that interface. </text:p>
      <text:p text:style-name="P5"><draw:frame draw:style-name="fr2" draw:name="6" text:anchor-type="as-char" svg:width="2.7917in" svg:height="0.1346in" draw:z-index="3"><draw:image xlink:href="Pictures/2000000700000FB5000000C94FDA4EAC.wmf" xlink:type="simple" xlink:show="embed" xlink:actuate="onLoad"/></draw:frame></text:p>
      <text:h text:style-name="P15" text:outline-level="2">Field types of persistence-capable classes</text:h>
      <text:h text:style-name="P11" text:outline-level="3">Nontransactional non-persistent fields</text:h>
      <text:p text:style-name="P3"><text:span text:style-name="Assertion">A6.4.1-1 [ </text:span>There are no restrictions on the types of nontransactional non-persistent fields.<text:span text:style-name="Assertion">]</text:span> These fields are managed entirely by the application, not by the JDO implementation. <text:span text:style-name="Assertion">A6.4.1-2 [ </text:span>Their state is not preserved by the JDO implementation<text:span text:style-name="Assertion">]</text:span>, although <text:span text:style-name="Assertion">A6.4.1-3 [ </text:span>they might be modified during execution of user-written callbacks defined in interface <text:span text:style-name="T1">InstanceCallbacks</text:span> at specific points in the life cycle<text:span text:style-name="Assertion">]</text:span>, or <text:span text:style-name="Assertion">A6.4.1-4 [ </text:span>any time during the instance’s existence in the JVM<text:span text:style-name="Assertion">]</text:span>. </text:p>
      <text:h text:style-name="P12" text:outline-level="3">Transactional non-persistent fields</text:h>
      <text:p text:style-name="P3"><text:bookmark text:name="R-1089436T"/><text:bookmark text:name="R-1089436"/><text:span text:style-name="Assertion">A6.4.2-1 [ </text:span>There are no restrictions on the types of transactional non-persistent fields.<text:span text:style-name="Assertion">]</text:span> These fields are partly managed by the JDO implementation. Their state is preserved and restored by the JDO implementation during certain state transitions.</text:p>
      <text:h text:style-name="P12" text:outline-level="3"><text:bookmark text:name="R-1045043"/>Persistent fields</text:h>
      <text:h text:style-name="P14" text:outline-level="4"><text:tab/><text:tab/>Precision of fields</text:h>
      <text:p text:style-name="P3">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3">The mapping precision restriction applies to the range of values that can be faithfully stored and retrieved, the precision of the values, and the scale of BigDecimal values.</text:p>
      <text:h text:style-name="P13" text:outline-level="4"><text:tab/><text:tab/>Primitive types</text:h>
      <text:p text:style-name="P3">JDO implementations must support fields of any of the primitive types </text:p>
      <text:p text:style-name="P2">•<text:span text:style-name="T2"><text:tab/></text:span><text:span text:style-name="Assertion">A6.4.3-1 [ </text:span><text:span text:style-name="T1">boolean</text:span><text:span text:style-name="Assertion">]</text:span>, <text:span text:style-name="Assertion">A6.4.3-2 [ </text:span><text:span text:style-name="T1">byte</text:span><text:span text:style-name="Assertion">]</text:span>, A6.4.3-3 [ <text:span text:style-name="T1">short</text:span>], A6.4.3-4 [ <text:span text:style-name="T1">int</text:span>], <text:span text:style-name="Assertion">A6.4.3-5 [ </text:span><text:span text:style-name="T1">long</text:span><text:span text:style-name="Assertion">]</text:span>, <text:span text:style-name="Assertion">A6.4.3-6 [ </text:span><text:span text:style-name="T1">char</text:span><text:span text:style-name="Assertion">]</text:span>, <text:span text:style-name="Assertion">A6.4.3-7 [ </text:span><text:span text:style-name="T1">float</text:span><text:span text:style-name="Assertion">]</text:span>, and <text:span text:style-name="Assertion">A6.4.3-8 [ </text:span><text:span text:style-name="T1">double</text:span><text:span text:style-name="Assertion">]</text:span>. </text:p>
      <text:p text:style-name="P3">Primitive values are stored in the datastore associated with their owning FCO. They have no JDO Identity.</text:p>
      <text:h text:style-name="P13" text:outline-level="4"><text:soft-page-break/><text:tab/><text:tab/>Immutable Object Class types</text:h>
      <text:p text:style-name="P3">JDO implementations must support fields that reference instances of immutable object classes, and may choose to support these instances as SCOs or FCOs: </text:p>
      <text:p text:style-name="P2">•<text:tab/>package <text:span text:style-name="T1">java.lang: </text:span><text:span text:style-name="Assertion">A6.4.3-9 [ </text:span><text:span text:style-name="T1">Boolean</text:span><text:span text:style-name="Assertion">]</text:span>, <text:span text:style-name="Assertion">A6.4.3-10 [ </text:span><text:span text:style-name="T1">Character</text:span><text:span text:style-name="Assertion">]</text:span>, <text:span text:style-name="Assertion">A6.4.3-11 [</text:span> <text:span text:style-name="T1">Byte</text:span><text:span text:style-name="Assertion">]</text:span>, <text:span text:style-name="Assertion">A6.4.3-12 [ </text:span><text:span text:style-name="T1">Short</text:span><text:span text:style-name="Assertion">]</text:span>, <text:span text:style-name="Assertion">A6.4.3-13 [ </text:span><text:span text:style-name="T1">Integer</text:span><text:span text:style-name="Assertion">]</text:span>, <text:span text:style-name="Assertion">A6.4.3-14 [ </text:span><text:span text:style-name="T1">Long</text:span><text:span text:style-name="Assertion">]</text:span>, <text:span text:style-name="Assertion">A6.4.3-15 [</text:span> <text:span text:style-name="T1">Float</text:span><text:span text:style-name="Assertion">]</text:span>, <text:span text:style-name="Assertion">A6.4.3-16 [ </text:span><text:span text:style-name="T1">Double</text:span><text:span text:style-name="Assertion">]</text:span>, and <text:span text:style-name="Assertion">A6.4.3-17 [ </text:span><text:span text:style-name="T1">String</text:span><text:span text:style-name="Assertion">]</text:span>; </text:p>
      <text:p text:style-name="P2">•<text:tab/>package <text:span text:style-name="T1">java.util: Locale</text:span><text:span text:style-name="Assertion">]</text:span>, <text:span text:style-name="T1">Currency</text:span><text:span text:style-name="Assertion">]</text:span><text:span text:style-name="T1">.</text:span></text:p>
      <text:p text:style-name="P2">•<text:tab/>package <text:span text:style-name="T1">java.math</text:span>: <text:span text:style-name="Assertion">A6.4.3-19 [ </text:span><text:span text:style-name="T1">BigDecimal</text:span><text:span text:style-name="Assertion">]</text:span>, <text:span text:style-name="Assertion">A6.4.3-20 [ </text:span><text:span text:style-name="T1">BigInteger</text:span><text:span text:style-name="Assertion">]</text:span>. </text:p>
      <text:p text:style-name="P3">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3">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p>
      <text:h text:style-name="P13" text:outline-level="4"><text:tab/><text:tab/>Mutable Object Class types</text:h>
      <text:p text:style-name="P3">JDO implementations must support fields that reference instances of the following mutable object classes, and may choose to support these instances as SCOs or FCOs: </text:p>
      <text:p text:style-name="P2">•<text:tab/>package <text:span text:style-name="T1">java.util</text:span>: <text:span text:style-name="Assertion">A6.4.3-21 [</text:span><text:span text:style-name="T1">Date</text:span><text:span text:style-name="Assertion">]</text:span>, A6.4.3-22 [<text:span text:style-name="T1">HashSet</text:span>], <text:span text:style-name="Assertion">A6.4.3-24 [</text:span><text:span text:style-name="T1">HashMap</text:span><text:span text:style-name="Assertion">]</text:span><text:span text:style-name="T1">, </text:span><text:span text:style-name="Assertion">A6.4.3-25 [</text:span><text:span text:style-name="T1">Hashtable</text:span><text:span text:style-name="Assertion">]</text:span><text:span text:style-name="T1">, LinkedHashMap</text:span><text:span text:style-name="Assertion">]</text:span><text:span text:style-name="T1">, LinkedHashSet</text:span><text:span text:style-name="Assertion">]</text:span>. </text:p>
      <text:p text:style-name="P3">JDO implementations may optionally support fields that reference instances of the following mutable object classes, and may choose to support these instances as SCOs or FCOs: </text:p>
      <text:p text:style-name="P2">•<text:tab/>package <text:span text:style-name="T1">java.util:</text:span><text:span text:style-name="Assertion">A6.4.3-23 [</text:span><text:span text:style-name="T1">ArrayList</text:span><text:span text:style-name="Assertion">]</text:span>, <text:span text:style-name="Assertion">A6.4.3-26 [</text:span><text:span text:style-name="T1">LinkedList</text:span><text:span text:style-name="Assertion">]</text:span>, <text:span text:style-name="Assertion">A6.4.3-27 [</text:span><text:span text:style-name="T1">TreeMap</text:span><text:span text:style-name="Assertion">]</text:span>, <text:span text:style-name="Assertion">A6.4.3-28 [</text:span><text:span text:style-name="T1">TreeSet</text:span><text:span text:style-name="Assertion">]</text:span>, and <text:span text:style-name="Assertion">A6.4.3-29 [</text:span><text:span text:style-name="T1">Vector</text:span><text:span text:style-name="Assertion">]</text:span>. </text:p>
      <text:p text:style-name="P3">Because the treatment of these fields may be as SCO, the behavior of these mutable object classes when used in a persistent instance is not identical to their behavior in a transient instance. </text:p>
      <text:p text:style-name="P3">Portable JDO applications must not depend on whether instances of these classes referenced by fields are treated as SCOs or FCOs.</text:p>
      <text:h text:style-name="P13" text:outline-level="4"><text:tab/><text:tab/>Persistence-capable Class types</text:h>
      <text:p text:style-name="P3"><text:span text:style-name="Assertion">A6.4.3-30 [</text:span>JDO implementations must support references to FCO instances of persistence-capable classes<text:span text:style-name="Assertion">]</text:span> and are permitted, but not required, to support references to SCO instances of persistence-capable classes.</text:p>
      <text:p text:style-name="P3">Portable JDO applications must not depend on whether these fields are treated as SCOs or FCOs.</text:p>
      <text:h text:style-name="P13" text:outline-level="4"><text:bookmark text:name="X-102010282"/><text:tab/><text:tab/>Object Class type</text:h>
      <text:p text:style-name="P3"><text:span text:style-name="Assertion">A6.4.3-31 [</text:span>JDO implementations must support fields of <text:span text:style-name="T1">Object</text:span> class type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span text:style-name="Assertion">]</text:span></text:p>
      <text:p text:style-name="P3">Portable JDO applications must not depend on whether these fields are treated as SCOs or FCOs.</text:p>
      <text:h text:style-name="P13" text:outline-level="4"><text:bookmark text:name="X-102010281"/><text:soft-page-break/><text:tab/><text:tab/>Collection Interface types</text:h>
      <text:p text:style-name="P3"><text:span text:style-name="Assertion">A6.4.3-32 [</text:span>JDO implementations must support fields of interface types, and may choose to support them as SCOs or FCOs<text:span text:style-name="Assertion">]</text:span>: package <text:span text:style-name="T1">java.util</text:span>: <text:span text:style-name="Assertion">A6.4.3-33 [</text:span><text:span text:style-name="T1">Collection</text:span>], <text:span text:style-name="Assertion">A6.4.3-35 [</text:span><text:span text:style-name="T1">Map</text:span><text:span text:style-name="Assertion">]</text:span>, <text:span text:style-name="Assertion">A6.4.3-34 [</text:span><text:span text:style-name="T1">Set</text:span><text:span text:style-name="Assertion">]</text:span>, and <text:span text:style-name="Assertion">A6.4.3-36 [</text:span><text:span text:style-name="T1">List</text:span><text:span text:style-name="Assertion">]</text:span>. <text:span text:style-name="T1">Collection, Map,</text:span> and <text:span text:style-name="T1">Set</text:span> are required; <text:span text:style-name="T1">List</text:span> is optional.</text:p>
      <text:p text:style-name="P3">Portable JDO applications must not depend on whether these fields are treated as SCOs or FCOs.</text:p>
      <text:h text:style-name="P13" text:outline-level="4"><text:tab/><text:tab/>Other Interface types</text:h>
      <text:p text:style-name="P3"><text:span text:style-name="Assertion">A6.4.3-37 [</text:span>JDO implementations must support fields of interface types other than <text:span text:style-name="T1">Collection</text:span>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span text:style-name="Assertion">]</text:span></text:p>
      <text:p text:style-name="P3">Portable JDO applications must treat these fields as FCOs.</text:p>
      <text:h text:style-name="P13" text:outline-level="4"><text:bookmark text:name="X-102009040"/><text:tab/><text:tab/>Arrays</text:h>
      <text:p text:style-name="P3"><text:span text:style-name="Assertion">A6.4.3-39 [</text:span>JDO implementations may optionally support fields of array types<text:span text:style-name="Assertion">]</text:span>, and may choose to support them as SCOs or FCOs. <text:span text:style-name="Assertion">A6.4.3-38 [</text:span>If Arrays are supported by JDO implementations, they are permitted, but not required, to track changes made to Arrays that are fields of persistence capable classes in the methods of the classes.<text:span text:style-name="Assertion">]</text:span> They need not track changes made to Arrays that are passed by reference as arguments to methods, including methods of persistence-capable classes.</text:p>
      <text:p text:style-name="P3">Portable JDO applications must not depend on whether these fields are treated as SCOs or FCOs.</text:p>
      <text:h text:style-name="P13" text:outline-level="4"><text:bookmark text:name="X-102006911"/><text:tab/><text:tab/>Enums</text:h>
      <text:p text:style-name="P3">JDO implementations that support Java 5 must support fields of <text:span text:style-name="T1">enum</text:span> types and collections of as <text:span text:style-name="T1">enum</text:span> types identified above and optionally arrays of <text:span text:style-name="T1">enum</text:span> types. If arrays are supported, arrays of <text:span text:style-name="T1">enums</text:span> must be supported.</text:p>
      <text:p text:style-name="P3">Portable JDO applications must not depend on whether these fields are treated as SCOs or FCOs.</text:p>
      <text:h text:style-name="P12" text:outline-level="3">Static and final fields</text:h>
      <text:p text:style-name="P3">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3">Final fields pose a challenge for implementations. While it is possible to modify the values of static fields, it can only be done via reflection and there are synchronization issues. Therefore, in portable applications, final fields are not persistent.</text:p>
      <text:h text:style-name="P12" text:outline-level="3">Complex enum types</text:h>
      <text:p text:style-name="P3">Complex enum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enum types are not persistent.</text:p>
      <text:p text:style-name="P5"><text:soft-page-break/><draw:frame draw:style-name="fr2" draw:name="7" text:anchor-type="as-char" svg:width="2.7917in" svg:height="0.1346in" draw:z-index="4"><draw:image xlink:href="Pictures/2000000700000FB5000000C94FDA4EAC.wmf" xlink:type="simple" xlink:show="embed" xlink:actuate="onLoad"/></draw:frame></text:p>
      <text:h text:style-name="P15" text:outline-level="2">Inheritance</text:h>
      <text:p text:style-name="P3"><text:span text:style-name="Assertion">A6.5-1 [</text:span>A class might be persistence-capable even if its superclass is not persistence-capable.<text:span text:style-name="Assertion">]</text:span> This allows users to extend classes that were not designed to be persistence-capable. <text:span text:style-name="Assertion">A6.5-2 [</text:span>If a class is persistence-capable, then its subclasses might or might not be persistence-capable themselves.<text:span text:style-name="Assertion">]</text:span> </text:p>
      <text:p text:style-name="P3">Further, <text:span text:style-name="Assertion">A6.5-3 [</text:span>subclasses of such classes that are not persistence-capable might be persistence-capable. That is, it is possible for some classes in the inheritance hierarchy to be persistence-capable and some not persistence-capable.<text:span text:style-name="Assertion">]</text:span> </text:p>
      <text:p text:style-name="P3">The expression "obj instanceof PersistenceCapable" can be true (because of a persistence-capable superclass) when in fact the class of obj is not persistence-capable. Thus, it is not possible for an application to examine a class to determine whether an instance of that class is allowed to be persistent. </text:p>
      <text:p text:style-name="P3">Fields identified in the XML metadata as persistent or transactional in persistence-capable classes must be fields declared in that Java class definition. That is, inherited fields cannot be named in the XML metadata.</text:p>
      <text:p text:style-name="P3"><text:span text:style-name="Assertion">A6.5-4 [</text:span>Fields identified as persistent in persistence-capable classes will be persistent in subclasses<text:span text:style-name="Assertion">]</text:span>; <text:span text:style-name="Assertion">A6.5-5 [</text:span>fields identified as transactional in persistence-capable classes will be transactional in subclasses<text:span text:style-name="Assertion">]</text:span>; and <text:span text:style-name="Assertion">A6.5-6 [</text:span>fields identified as non-persistent in persistence-capable classes will be non-persistent in subclasses<text:span text:style-name="Assertion">]</text:span>. </text:p>
      <text:p text:style-name="P3">Of course, <text:span text:style-name="Assertion">A6.5-7 [</text:span>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span text:style-name="Assertion">]</text:span></text:p>
      <text:p text:style-name="P3">All persistence-capable classes must have a no-arg constructor. This constructor might be a private constructor, as it is only used from within the jdoNewInstance methods. The constructor might be the default no-arg constructor created by the compiler when the source code does not define any constructors.</text:p>
      <text:p text:style-name="P3">The identity type of the least-derived persistence-capable class defines the identity type for all persistence-capable classes that extend it.</text:p>
      <text:p text:style-name="P3">Persistence-capable classes that use application identity have special considerations for inheritance: </text:p>
      <text:p text:style-name="P3">Key fields may be declared only in abstract superclasses and least-derived concrete classes in inheritance hierarchies. Key fields declared in these classes must also be declared in the corresponding objectid classes, and the objectid classes must form an inheritance hierarchy corresponding to the inheritance hierarchy of the persistence-capable classes. A persistence-capable class can only have one concrete objectid class anywhere in its inheritance hierarchy.</text:p>
      <text:p text:style-name="P3">For example, if an abstract class <text:span text:style-name="T1">Component</text:span> declares a key field <text:span text:style-name="T1">masterId</text:span>, the objectid class <text:span text:style-name="T1">ComponentKey</text:span> must also declare a field of the same type and name. If ComponentKey is concrete, then no subclass is allowed to define an objectid class.</text:p>
      <text:p text:style-name="P3">If ComponentKey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text:soft-page-break/>no key fields declared in <text:span text:style-name="T1">Part</text:span> or <text:span text:style-name="T1">PartKey</text:span>. Persistence-capable subclasses of <text:span text:style-name="T1">Part</text:span> must not have an objectid class.</text:p>
      <text:p text:style-name="P3">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be declared in both <text:span text:style-name="T1">Assembly</text:span> and <text:span text:style-name="T1">AssemblyKey</text:span>. Persistence-capable subclasses of <text:span text:style-name="T1">Assembly</text:span> must not have an objectid class.</text:p>
      <text:p text:style-name="P3">There might be other abstract classes or non-persistence-capable classes in the inheritance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3">Readers primarily interested in developing applications with the JDO API can ignore the following chapter. Skip to Chapter 8<text:a xlink:type="simple" xlink:href="#R-1026380"><text:span text:style-name="T3">.</text:span></text:a><text:span text:style-name="T4"> </text:span></text:p>
      <text:p text:style-name="P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6">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2-06-24T14:23:19.44</meta:creation-date>
    <meta:editing-duration>PT23M46S</meta:editing-duration>
    <meta:generator>OpenOffice.org/3.4$Win32 OpenOffice.org_project/340m1$Build-9590</meta:generator>
    <dc:title>JDO_Chapter</dc:title>
    <dc:date>2012-08-07T21:18:55.87</dc:date>
    <meta:document-statistic meta:table-count="0" meta:image-count="8" meta:object-count="0" meta:page-count="10" meta:paragraph-count="125" meta:word-count="3782" meta:character-count="238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